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paragraph-rsid="0014d1e0"/>
    </style:style>
    <style:style style:name="P2" style:family="paragraph" style:parent-style-name="Standard">
      <style:paragraph-properties fo:text-align="justify" style:justify-single-word="false"/>
      <style:text-properties style:font-name="Bitstream Vera Sans" fo:font-size="10pt" officeooo:paragraph-rsid="0014d1e0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Bitstream Vera Sans" officeooo:paragraph-rsid="0014d1e0"/>
    </style:style>
    <style:style style:name="P4" style:family="paragraph" style:parent-style-name="Heading_20_1">
      <style:paragraph-properties fo:line-height="100%"/>
      <style:text-properties officeooo:paragraph-rsid="0014d1e0"/>
    </style:style>
    <style:style style:name="P5" style:family="paragraph" style:parent-style-name="Heading_20_2">
      <style:paragraph-properties fo:line-height="100%"/>
    </style:style>
    <style:style style:name="T1" style:family="text">
      <style:text-properties officeooo:rsid="0014d1e0"/>
    </style:style>
    <style:style style:name="T2" style:family="text">
      <style:text-properties fo:font-size="10pt" officeooo:rsid="0014d1e0" style:font-size-asian="10pt" style:font-size-complex="10pt"/>
    </style:style>
    <style:style style:name="T3" style:family="text">
      <style:text-properties fo:font-size="12pt" officeooo:rsid="0014d1e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ernando Cardoso Coelho<text:tab/><text:tab/><text:tab/><text:tab/><text:tab/><text:tab/>GRR20082084</text:span></text:p>
      <text:p text:style-name="P1"><text:span text:style-name="T1">Luan Haddad Ricardo dos Santos<text:tab/><text:tab/><text:tab/><text:tab/><text:tab/>GRR20083152</text:span></text:p>
      <text:p text:style-name="P1"><text:span text:style-name="T1"></text:span></text:p>
      <text:h text:style-name="P4" text:outline-level="1"><text:span text:style-name="T1">Trabalho 1 de Redes 1</text:span></text:h>
      <text:h text:style-name="P5" text:outline-level="2"><text:span text:style-name="T3">Cliente - Servidor ftp usando RawSocket</text:span><text:span text:style-name="T1"></text:span></text:h>
      <text:p text:style-name="P3"><text:span text:style-name="T1">E</text:span><text:span text:style-name="T2">nvio de mensagens feito usando janelas deslizantes:</text:span></text:p>
      <text:p text:style-name="P2"><text:span text:style-name="T1"><text:tab/>Implementação:</text:span></text:p>
      <text:p text:style-name="P2"><text:span text:style-name="T1"><text:tab/><text:tab/>A janela foi feita utilizando um vetor de 256 posições, de um tipo abstrato de dados.</text:span></text:p>
      <text:p text:style-name="P2"><text:span text:style-name="T1"><text:tab/><text:tab/>As mensagens são armazenadas nesse vetor, para ser capaz de receber mensagens fora de ordem, ex. envia {1, 2, 3, 4} e recebe {2, 4}.</text:span></text:p>
      <text:p text:style-name="P2"><text:span text:style-name="T1"><text:tab/><text:tab/>A janela desloca sua posição quando é recebido um ack, ou um nack caso ele indique que mensagens foram recebidas.</text:span></text:p>
      <text:p text:style-name="P2"><text:span text:style-name="T1"><text:tab/>Ela tem o seguinte comportamento:</text:span></text:p>
      <text:p text:style-name="P2"><text:span text:style-name="T1"><text:tab/><text:tab/>loop<text:tab/>/-&gt; Após 20 mensagens reduzir tamanho da janela pela metade</text:span></text:p>
      <text:p text:style-name="P2"><text:span text:style-name="T1"><text:tab/><text:tab/><text:tab/>\-&gt; Após 20 mensagens devolver tamanho da janela para o original</text:span></text:p>
      <text:p text:style-name="P2"><text:span text:style-name="T1"><text:tab/><text:tab/><text:tab/></text:span></text:p>
      <text:p text:style-name="P2"><text:span text:style-name="T1">Tratamento de erros:</text:span></text:p>
      <text:p text:style-name="P2"><text:span text:style-name="T1"><text:tab/>Nack: Foi utilizado o método de repetição seletiva para tratar os erros, ou seja, apenas manda de volta a mensagem que receber um nack como resposta.</text:span></text:p>
      <text:p text:style-name="P2"><text:span text:style-name="T1"><text:tab/>Timeout: Caso o timeout seja detectado, a janela inteira é novamente enviada. O timeout é baseado em um valor fixo de espera: 0.1seg.</text:span></text:p>
      <text:p text:style-name="P2"><text:span text:style-name="T1"><text:tab/><text:tab/>o timeout foi feito, utilizando a função "select", ela espera por um determinado tempo (no caso, 0.1seg), se não receber nenhuma mensagem, ela retorna um valor que usamos como timeout.</text:span></text:p>
      <text:p text:style-name="P2"><text:span text:style-name="T1"><text:tab/>Paridade: Se a paridade da mensagem não for igual a paridade esperada, é enviado um nack da mensagem.</text:span></text:p>
      <text:p text:style-name="P2"><text:span text:style-name="T1"><text:tab/></text:span></text:p>
      <text:p text:style-name="P2"><text:span text:style-name="T1">Comandos: <text:s text:c="2"/></text:span></text:p>
      <text:p text:style-name="P2"><text:span text:style-name="T1"><text:tab/>1) ls: Listar arquivos/diretórios remotos</text:span></text:p>
      <text:p text:style-name="P2"><text:span text:style-name="T1"><text:tab/><text:tab/>Tipo: L | Sintaxe: ls &lt;parametros&gt; &lt;diretório&gt;</text:span></text:p>
      <text:p text:style-name="P2"><text:span text:style-name="T1"><text:s text:c="12"/></text:span></text:p>
      <text:p text:style-name="P2"><text:span text:style-name="T1"><text:tab/>2) cd: Move para algum diretório remoto</text:span></text:p>
      <text:p text:style-name="P2"><text:span text:style-name="T1"><text:tab/><text:tab/>Tipo: C | Sintaxe: cd &lt;diretório&gt;</text:span></text:p>
      <text:p text:style-name="P2"><text:span text:style-name="T1"><text:tab/><text:tab/><text:tab/></text:span></text:p>
      <text:p text:style-name="P2"><text:span text:style-name="T1"><text:tab/>3) put: Envia algum arquivo da pasta atual do cliente para o servidor</text:span></text:p>
      <text:p text:style-name="P2"><text:span text:style-name="T1"><text:tab/><text:tab/>Tipo: P | Sintaxe: put &lt;arquivo&gt;</text:span></text:p>
      <text:p text:style-name="P2"><text:span text:style-name="T1"><text:s text:c="10"/></text:span></text:p>
      <text:p text:style-name="P2"><text:span text:style-name="T1"><text:tab/>4) get: Envia algum arquivo da pasta atual do servidor para o cliente</text:span></text:p>
      <text:p text:style-name="P2"><text:span text:style-name="T1"><text:tab/><text:tab/>Tipo: G | Sintaxe: put &lt;arquivo&gt;</text:span></text:p>
      <text:p text:style-name="P2"><text:span text:style-name="T1"><text:tab/><text:tab/><text:tab/></text:span></text:p>
      <text:p text:style-name="P2"><text:span text:style-name="T1"><text:tab/>5) lls: Listar arquivos/diretórios local</text:span></text:p>
      <text:p text:style-name="P2"><text:span text:style-name="T1"><text:tab/><text:tab/>Sintaxe: lls &lt;parametros&gt; &lt;diretório&gt;</text:span></text:p>
      <text:p text:style-name="P2"><text:span text:style-name="T1"/></text:p>
      <text:p text:style-name="P2"><text:span text:style-name="T1"><text:s text:c="12"/>Os parâmetros para ls e lls são:</text:span></text:p>
      <text:p text:style-name="P2"><text:span text:style-name="T1"><text:s text:c="12"/><text:tab/>-a : lista arquivos/diretórios ocultos</text:span></text:p>
      <text:p text:style-name="P2"><text:span text:style-name="T1"><text:s text:c="12"/><text:tab/>-l : fornece informações extras tais como: permissões, dono, grupo, tamanho, data e hora de última modificação) dos arquivos/diretórios</text:span></text:p>
      <text:p text:style-name="P2"><text:span text:style-name="T1"><text:s text:c="12"/><text:tab/>-h : com o parâmetro "-l", ele converte o tamanho do arquivo para uma grandeza mais agradável para visualização</text:span></text:p>
      <text:p text:style-name="P2"><text:span text:style-name="T1"><text:s text:c="12"/>O campo diretório por padrão é o atual ('.')</text:span></text:p>
      <text:p text:style-name="P2"><text:span text:style-name="T1"></text:span></text:p>
      <text:p text:style-name="P2"><text:span text:style-name="T1"><text:tab/>6) lcd: Move para algum diretório local</text:span></text:p>
      <text:p text:style-name="P2"><text:span text:style-name="T1"><text:tab/><text:tab/>Sintaxe: lcd &lt;diretório&gt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189in" fo:margin-bottom="0.3752in" fo:margin-left="0.3957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an Santos</meta:initial-creator>
    <meta:creation-date>2010-11-26T16:43:52</meta:creation-date>
    <meta:document-statistic meta:table-count="0" meta:image-count="0" meta:object-count="0" meta:page-count="1" meta:paragraph-count="43" meta:word-count="365" meta:character-count="2348"/>
    <dc:date>2010-11-26T16:59:25</dc:date>
    <dc:creator>Luan Santos</dc:creator>
    <meta:editing-duration>PT00H00M23S</meta:editing-duration>
    <meta:editing-cycles>1</meta:editing-cycles>
    <meta:generator>OpenOffice.org/3.2$Linux OpenOffice.org_project/320m19$Build-9505</meta:generator>
  </office:meta>
</office:document-meta>
</file>